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82.06pt"/>
    </style:style>
    <style:style style:name="co11" style:family="table-column">
      <style:table-column-properties fo:break-before="auto" style:column-width="98.25pt"/>
    </style:style>
    <style:style style:name="co12" style:family="table-column">
      <style:table-column-properties fo:break-before="auto" style:column-width="65.85pt"/>
    </style:style>
    <style:style style:name="co13" style:family="table-column">
      <style:table-column-properties fo:break-before="auto" style:column-width="92.1pt"/>
    </style:style>
    <style:style style:name="co14" style:family="table-column">
      <style:table-column-properties fo:break-before="auto" style:column-width="88.21pt"/>
    </style:style>
    <style:style style:name="co15" style:family="table-column">
      <style:table-column-properties fo:break-before="auto" style:column-width="261.01pt"/>
    </style:style>
    <style:style style:name="co16" style:family="table-column">
      <style:table-column-properties fo:break-before="auto" style:column-width="53.49pt"/>
    </style:style>
    <style:style style:name="co17" style:family="table-column">
      <style:table-column-properties fo:break-before="auto" style:column-width="31.1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15782069042325" calcext:value-type="float">
            <text:p>0.011578206904233</text:p>
          </table:table-cell>
          <table:table-cell office:value-type="float" office:value="193634.984375" calcext:value-type="float">
            <text:p>193634.984375</text:p>
          </table:table-cell>
          <table:table-cell office:value-type="float" office:value="0.0783023610711098" calcext:value-type="float">
            <text:p>0.07830236107111</text:p>
          </table:table-cell>
          <table:table-cell office:value-type="float" office:value="2032" calcext:value-type="float">
            <text:p>2032</text:p>
          </table:table-cell>
          <table:table-cell office:value-type="float" office:value="52.3981165885925" calcext:value-type="float">
            <text:p>52.3981165885925</text:p>
          </table:table-cell>
          <table:table-cell table:style-name="ce1" office:value-type="string" calcext:value-type="string">
            <text:p>5_A_exp32</text:p>
          </table:table-cell>
          <table:table-cell table:style-name="ce1" office:value-type="string" calcext:value-type="string">
            <text:p>5_A.v1.l0.ds0.l_combo0.ds_combo1.idays60.odays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Network 1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0188283137977123" calcext:value-type="float">
            <text:p>0.018828313797712</text:p>
          </table:table-cell>
          <table:table-cell office:value-type="float" office:value="0.0188283156603575" calcext:value-type="float">
            <text:p>0.018828315660358</text:p>
          </table:table-cell>
          <table:table-cell office:value-type="float" office:value="80137.5625" calcext:value-type="float">
            <text:p>80137.5625</text:p>
          </table:table-cell>
          <table:table-cell office:value-type="float" office:value="0.102394461631775" calcext:value-type="float">
            <text:p>0.102394461631775</text:p>
          </table:table-cell>
          <table:table-cell office:value-type="float" office:value="2056" calcext:value-type="float">
            <text:p>2056</text:p>
          </table:table-cell>
          <table:table-cell office:value-type="float" office:value="88.3536493778229" calcext:value-type="float">
            <text:p>88.3536493778229</text:p>
          </table:table-cell>
          <table:table-cell office:value-type="string" calcext:value-type="string">
            <text:p>5_A_exp8</text:p>
          </table:table-cell>
          <table:table-cell office:value-type="string" calcext:value-type="string">
            <text:p>5_A.v1.l0.ds0.l_combo0.ds_combo1.idays3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1931044049561" calcext:value-type="float">
            <text:p>0.011931044049561</text:p>
          </table:table-cell>
          <table:table-cell office:value-type="float" office:value="61408.14453125" calcext:value-type="float">
            <text:p>61408.14453125</text:p>
          </table:table-cell>
          <table:table-cell office:value-type="float" office:value="0.0801125690340996" calcext:value-type="float">
            <text:p>0.0801125690341</text:p>
          </table:table-cell>
          <table:table-cell office:value-type="float" office:value="2062" calcext:value-type="float">
            <text:p>2062</text:p>
          </table:table-cell>
          <table:table-cell office:value-type="float" office:value="34.4997057914734" calcext:value-type="float">
            <text:p>34.4997057914734</text:p>
          </table:table-cell>
          <table:table-cell table:style-name="ce1" office:value-type="string" calcext:value-type="string">
            <text:p>5_N_exp64</text:p>
          </table:table-cell>
          <table:table-cell table:style-name="ce1" office:value-type="string" calcext:value-type="string">
            <text:p>5_N.v1.l0.ds0.l_combo0.ds_combo1.idays30.odays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183519292622805" calcext:value-type="float">
            <text:p>0.018351929262281</text:p>
          </table:table-cell>
          <table:table-cell office:value-type="float" office:value="174772.84375" calcext:value-type="float">
            <text:p>174772.84375</text:p>
          </table:table-cell>
          <table:table-cell office:value-type="float" office:value="0.101282119750977" calcext:value-type="float">
            <text:p>0.101282119750977</text:p>
          </table:table-cell>
          <table:table-cell office:value-type="float" office:value="2056" calcext:value-type="float">
            <text:p>2056</text:p>
          </table:table-cell>
          <table:table-cell office:value-type="float" office:value="84.0854885578155" calcext:value-type="float">
            <text:p>84.0854885578155</text:p>
          </table:table-cell>
          <table:table-cell office:value-type="string" calcext:value-type="string">
            <text:p>5_N_exp8</text:p>
          </table:table-cell>
          <table:table-cell office:value-type="string" calcext:value-type="string">
            <text:p>5_N.v1.l0.ds0.l_combo0.ds_combo1.idays3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19005674496293" calcext:value-type="float">
            <text:p>0.011900567449629</text:p>
          </table:table-cell>
          <table:table-cell office:value-type="float" office:value="113543.8046875" calcext:value-type="float">
            <text:p>113543.8046875</text:p>
          </table:table-cell>
          <table:table-cell office:value-type="float" office:value="0.0792356878519058" calcext:value-type="float">
            <text:p>0.079235687851906</text:p>
          </table:table-cell>
          <table:table-cell office:value-type="float" office:value="2032" calcext:value-type="float">
            <text:p>2032</text:p>
          </table:table-cell>
          <table:table-cell office:value-type="float" office:value="66.8221952915192" calcext:value-type="float">
            <text:p>66.8221952915192</text:p>
          </table:table-cell>
          <table:table-cell table:style-name="ce1" office:value-type="string" calcext:value-type="string">
            <text:p>5_W_exp32</text:p>
          </table:table-cell>
          <table:table-cell table:style-name="ce1" office:value-type="string" calcext:value-type="string">
            <text:p>5_W.v1.l0.ds0.l_combo0.ds_combo1.idays60.odays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0187224205583334" calcext:value-type="float">
            <text:p>0.018722420558333</text:p>
          </table:table-cell>
          <table:table-cell office:value-type="float" office:value="0.0187224224209785" calcext:value-type="float">
            <text:p>0.018722422420979</text:p>
          </table:table-cell>
          <table:table-cell office:value-type="float" office:value="162603.734375" calcext:value-type="float">
            <text:p>162603.734375</text:p>
          </table:table-cell>
          <table:table-cell office:value-type="float" office:value="0.102143600583076" calcext:value-type="float">
            <text:p>0.102143600583076</text:p>
          </table:table-cell>
          <table:table-cell office:value-type="float" office:value="2056" calcext:value-type="float">
            <text:p>2056</text:p>
          </table:table-cell>
          <table:table-cell office:value-type="float" office:value="68.4896340370178" calcext:value-type="float">
            <text:p>68.4896340370178</text:p>
          </table:table-cell>
          <table:table-cell office:value-type="string" calcext:value-type="string">
            <text:p>5_Y_exp8</text:p>
          </table:table-cell>
          <table:table-cell office:value-type="string" calcext:value-type="string">
            <text:p>5_Y.v1.l0.ds0.l_combo0.ds_combo1.idays30.odays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12928300537169" calcext:value-type="float">
            <text:p>0.012928300537169</text:p>
          </table:table-cell>
          <table:table-cell office:value-type="float" office:value="0.0129282996058464" calcext:value-type="float">
            <text:p>0.012928299605846</text:p>
          </table:table-cell>
          <table:table-cell office:value-type="float" office:value="79557.6953125" calcext:value-type="float">
            <text:p>79557.6953125</text:p>
          </table:table-cell>
          <table:table-cell office:value-type="float" office:value="0.0821268782019615" calcext:value-type="float">
            <text:p>0.082126878201962</text:p>
          </table:table-cell>
          <table:table-cell office:value-type="float" office:value="2062" calcext:value-type="float">
            <text:p>2062</text:p>
          </table:table-cell>
          <table:table-cell office:value-type="float" office:value="43.7570490837097" calcext:value-type="float">
            <text:p>43.7570490837097</text:p>
          </table:table-cell>
          <table:table-cell table:style-name="ce1" office:value-type="string" calcext:value-type="string">
            <text:p>5_AD_exp64</text:p>
          </table:table-cell>
          <table:table-cell table:style-name="ce1" office:value-type="string" calcext:value-type="string">
            <text:p>5_AD.v1.l0.ds0.l_combo0.ds_combo1.idays30.odays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etwork 4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176595393568277" calcext:value-type="float">
            <text:p>0.017659539356828</text:p>
          </table:table-cell>
          <table:table-cell office:value-type="float" office:value="160854.59375" calcext:value-type="float">
            <text:p>160854.59375</text:p>
          </table:table-cell>
          <table:table-cell office:value-type="float" office:value="0.0992314592003823" calcext:value-type="float">
            <text:p>0.099231459200382</text:p>
          </table:table-cell>
          <table:table-cell office:value-type="float" office:value="2026" calcext:value-type="float">
            <text:p>2026</text:p>
          </table:table-cell>
          <table:table-cell office:value-type="float" office:value="84.7920801639557" calcext:value-type="float">
            <text:p>84.7920801639557</text:p>
          </table:table-cell>
          <table:table-cell office:value-type="string" calcext:value-type="string">
            <text:p>5_AD_exp8</text:p>
          </table:table-cell>
          <table:table-cell office:value-type="string" calcext:value-type="string">
            <text:p>5_AD.v1.l0.ds0.l_combo0.ds_combo1.idays6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0:50:07.753911532</dc:date>
    <meta:editing-duration>PT5M17S</meta:editing-duration>
    <meta:editing-cycles>2</meta:editing-cycles>
    <meta:generator>LibreOffice/6.0.7.3$Linux_X86_64 LibreOffice_project/00m0$Build-3</meta:generator>
    <meta:document-statistic meta:table-count="1" meta:cell-count="179" meta:object-count="0"/>
  </office:meta>
</office:document-meta>
</file>